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fo:color="#ff0000"/>
    </style:style>
    <text:list-style style:name="L1">
      <text:list-level-style-number text:level="1" text:style-name="Numbering_20_Symbols" style:num-prefix="（" style:num-suffix="）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JIT ( Just In Time Compilation ) </text:p>
      <text:p text:style-name="Standard"><text:tab/>= tranlate bytecode to machine code in runtime ( during execute a program)</text:p>
      <text:p text:style-name="Standard"/>
      <text:p text:style-name="Standard">2. #+A <text:tab/>表示一个常量数字。</text:p>
      <text:p text:style-name="Standard"/>
      <text:p text:style-name="Standard">3. 章节 </text:p>
      <text:p text:style-name="Standard"/>
      <text:p text:style-name="Standard">dalvikvm 参考网址 ：https://source.android.com/devices/tech/dalvik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1T15:08:56</meta:creation-date>
    <dc:date>2014-02-13T10:25:33</dc:date>
    <dc:creator>Jasper Li</dc:creator>
    <meta:editing-duration>PT29M4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5" meta:word-count="34" meta:character-count="206" meta:non-whitespace-character-count="179"/>
  </office:meta>
</office:document-meta>
</file>